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fill-color="#729fc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962cm" fo:min-width="2.914cm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47cm" fo:min-width="2.91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02cm" fo:min-width="8.1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38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02cm" fo:min-width="9.66cm"/>
      <style:paragraph-properties style:writing-mode="lr-tb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604cm" fo:min-width="2.914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1.008cm" fo:min-width="2.914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02cm" svg:y1="7.684cm" svg:x2="25.4cm" svg:y2="7.684cm">
          <text:p/>
        </draw:line>
        <draw:line draw:style-name="gr1" draw:text-style-name="P1" draw:layer="layout" svg:x1="3.302cm" svg:y1="13.018cm" svg:x2="25.4cm" svg:y2="13.018cm">
          <text:p/>
        </draw:line>
        <draw:line draw:style-name="gr1" draw:text-style-name="P1" draw:layer="layout" svg:x1="3.302cm" svg:y1="18.098cm" svg:x2="25.4cm" svg:y2="18.098cm">
          <text:p/>
        </draw:line>
        <draw:line draw:style-name="gr1" draw:text-style-name="P1" draw:layer="layout" svg:x1="6.604cm" svg:y1="1.27cm" svg:x2="6.35cm" svg:y2="20.13cm">
          <text:p/>
        </draw:line>
        <draw:frame draw:style-name="gr2" draw:text-style-name="P2" draw:layer="layout" svg:width="4.769cm" svg:height="1.673cm" svg:x="1.778cm" svg:y="5.842cm">
          <draw:text-box>
            <text:p>Fetch External </text:p>
            <text:p><text:s text:c="2"/>Service Data</text:p>
          </draw:text-box>
        </draw:frame>
        <draw:frame draw:style-name="gr3" draw:text-style-name="P2" draw:layer="layout" svg:width="5.334cm" svg:height="1.673cm" svg:x="1.016cm" svg:y="10.773cm">
          <draw:text-box>
            <text:p><text:s text:c="14"/>Prepare </text:p>
            <text:p>Pre-Render Data</text:p>
          </draw:text-box>
        </draw:frame>
        <draw:frame draw:style-name="gr4" draw:text-style-name="P2" draw:layer="layout" svg:width="4.113cm" svg:height="0.962cm" svg:x="2.137cm" svg:y="13.716cm">
          <draw:text-box>
            <text:p>Render View</text:p>
          </draw:text-box>
        </draw:frame>
        <draw:frame draw:style-name="gr5" draw:text-style-name="P2" draw:layer="layout" svg:width="2.441cm" svg:height="0.962cm" svg:x="3.655cm" svg:y="18.86cm">
          <draw:text-box>
            <text:p>Persist</text:p>
          </draw:text-box>
        </draw:frame>
        <draw:line draw:style-name="gr1" draw:text-style-name="P1" draw:layer="layout" svg:x1="3.302cm" svg:y1="10.424cm" svg:x2="25.4cm" svg:y2="10.424cm">
          <text:p/>
        </draw:line>
        <draw:line draw:style-name="gr1" draw:text-style-name="P1" draw:layer="layout" svg:x1="3.302cm" svg:y1="15.484cm" svg:x2="25.4cm" svg:y2="15.484cm">
          <text:p/>
        </draw:line>
        <draw:frame draw:style-name="gr6" draw:text-style-name="P3" draw:layer="layout" svg:width="0.502cm" svg:height="1.187cm" svg:x="10.16cm" svg:y="20.374cm">
          <draw:text-box>
            <text:p/>
          </draw:text-box>
        </draw:frame>
        <draw:frame draw:style-name="gr6" draw:text-style-name="P3" draw:layer="layout" svg:width="0.502cm" svg:height="1.187cm" svg:x="21.854cm" svg:y="19.358cm">
          <draw:text-box>
            <text:p/>
          </draw:text-box>
        </draw:frame>
        <draw:line draw:style-name="gr1" draw:text-style-name="P1" draw:layer="layout" svg:x1="2.794cm" svg:y1="5.334cm" svg:x2="24.892cm" svg:y2="5.334cm">
          <text:p/>
        </draw:line>
        <draw:frame draw:style-name="gr3" draw:text-style-name="P2" draw:layer="layout" svg:width="3.935cm" svg:height="1.673cm" svg:x="2.455cm" svg:y="3.806cm">
          <draw:text-box>
            <text:p>Param Data</text:p>
          </draw:text-box>
        </draw:frame>
        <draw:custom-shape draw:style-name="gr7" draw:text-style-name="P5" xml:id="id2" draw:id="id2" draw:layer="layout" svg:width="4.826cm" svg:height="1.714cm" svg:x="7.112cm" svg:y="8.446cm">
          <text:p text:style-name="P4">de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5" draw:id="id5" draw:layer="layout" svg:width="4.826cm" svg:height="1.016cm" svg:x="6.46cm" svg:y="13.716cm">
          <text:p text:style-name="P6"><text:span text:style-name="T1">List of deman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825cm" svg:y1="2.952cm" svg:x2="24.923cm" svg:y2="2.952cm">
          <text:p/>
        </draw:line>
        <draw:frame draw:style-name="gr9" draw:text-style-name="P2" draw:layer="layout" svg:width="5.151cm" svg:height="1.016cm" svg:x="1.453cm" svg:y="1.936cm">
          <draw:text-box>
            <text:p><text:s text:c="2"/>Data Container</text:p>
          </draw:text-box>
        </draw:frame>
        <draw:custom-shape draw:style-name="gr10" draw:text-style-name="P5" xml:id="id1" draw:id="id1" draw:layer="layout" svg:width="8.636cm" svg:height="1.27cm" svg:x="10.668cm" svg:y="1.27cm">
          <text:p text:style-name="P4">bookable.json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334cm" svg:height="1.673cm" svg:x="1.016cm" svg:y="15.853cm">
          <draw:text-box>
            <text:p><text:s text:c="14"/>Prepare </text:p>
            <text:p>Pre-Persist Data</text:p>
          </draw:text-box>
        </draw:frame>
        <draw:frame draw:style-name="gr11" draw:text-style-name="P2" draw:layer="layout" svg:width="4.638cm" svg:height="1.673cm" svg:x="1.779cm" svg:y="8.143cm">
          <draw:text-box>
            <text:p><text:s text:c="5"/>Fetch Own </text:p>
            <text:p><text:s text:c="2"/>Service Data</text:p>
          </draw:text-box>
        </draw:frame>
        <draw:custom-shape draw:style-name="gr12" draw:text-style-name="P5" xml:id="id3" draw:id="id3" draw:layer="layout" svg:width="10.16cm" svg:height="1.27cm" svg:x="12.192cm" svg:y="5.842cm">
          <text:p text:style-name="P4">*projects </text:p>
          <draw:enhanced-geometry svg:viewBox="0 0 21600 21600" draw:type="rectangle" draw:enhanced-path="M 0 0 L 21600 0 21600 21600 0 21600 0 0 Z N"/>
        </draw:custom-shape>
        <draw:custom-shape draw:style-name="gr13" draw:text-style-name="P9" xml:id="id4" draw:id="id4" draw:layer="layout" svg:width="4.826cm" svg:height="1.206cm" svg:x="21.59cm" svg:y="13.716cm">
          <text:p text:style-name="P8"><text:span text:style-name="T1">Proje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svg:x1="14.986cm" svg:y1="2.54cm" svg:x2="9.525cm" svg:y2="8.446cm" draw:start-shape="id1" draw:start-glue-point="2" draw:end-shape="id2" draw:end-glue-point="4" svg:d="M14986 2540v2953h-5461v2953" svg:viewBox="0 0 5462 5907">
          <text:p/>
        </draw:connector>
        <draw:connector draw:style-name="gr14" draw:text-style-name="P10" draw:layer="layout" svg:x1="22.352cm" svg:y1="6.477cm" svg:x2="24.003cm" svg:y2="13.716cm" draw:start-shape="id3" draw:start-glue-point="1" draw:end-shape="id4" draw:end-glue-point="4" svg:d="M22352 6477h1651v7239" svg:viewBox="0 0 1652 7240">
          <text:p/>
        </draw:connector>
        <draw:connector draw:style-name="gr14" draw:text-style-name="P10" draw:layer="layout" svg:x1="9.525cm" svg:y1="10.16cm" svg:x2="8.873cm" svg:y2="13.716cm" draw:start-shape="id2" draw:start-glue-point="8" draw:end-shape="id5" draw:end-glue-point="4" svg:d="M9525 10160v1779h-652v1777" svg:viewBox="0 0 653 3557">
          <text:p/>
        </draw:connector>
        <draw:custom-shape draw:style-name="gr8" draw:text-style-name="P7" xml:id="id6" draw:id="id6" draw:layer="layout" svg:width="4.826cm" svg:height="1.016cm" svg:x="10.922cm" svg:y="12.954cm">
          <text:p text:style-name="P6"><text:span text:style-name="T1">List of bookab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svg:x1="10.58cm" svg:y1="13.864cm" svg:x2="11.628cm" svg:y2="13.102cm" draw:start-shape="id5" draw:start-glue-point="11" draw:end-shape="id6" draw:end-glue-point="5" svg:d="M10580 13864v-1411h1048v649" svg:viewBox="0 0 1049 1412">
          <text:p/>
        </draw:connector>
        <draw:custom-shape draw:style-name="gr15" draw:text-style-name="P7" xml:id="id7" draw:id="id7" draw:layer="layout" svg:width="4.826cm" svg:height="1.778cm" svg:x="15.494cm" svg:y="13.462cm">
          <text:p text:style-name="P6"><text:span text:style-name="T1">Etd and project </text:span></text:p>
          <text:p text:style-name="P6"><text:span text:style-name="T1">Matrix 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svg:x1="15.042cm" svg:y1="13.102cm" svg:x2="17.907cm" svg:y2="13.462cm" draw:start-shape="id6" draw:start-glue-point="11" draw:end-shape="id7" draw:end-glue-point="4" svg:d="M15042 13102v-649h2865v1009" svg:viewBox="0 0 2866 1010">
          <text:p/>
        </draw:connector>
        <draw:connector draw:style-name="gr14" draw:text-style-name="P10" draw:layer="layout" svg:x1="22.296cm" svg:y1="13.892cm" svg:x2="19.614cm" svg:y2="13.722cm" draw:start-shape="id4" draw:start-glue-point="5" draw:end-shape="id7" draw:end-glue-point="11" svg:d="M22296 13892v-931h-2682v761" svg:viewBox="0 0 2683 932">
          <text:p/>
        </draw:connector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ccccc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7:57:01.284199184</meta:creation-date>
    <dc:date>2020-11-26T11:12:38.806890738</dc:date>
    <meta:editing-duration>PT6H35M51S</meta:editing-duration>
    <meta:editing-cycles>66</meta:editing-cycles>
    <meta:generator>LibreOffice/6.4.6.2$Linux_X86_64 LibreOffice_project/40$Build-2</meta:generator>
    <meta:document-statistic meta:object-count="54"/>
  </office:meta>
</office:document-meta>
</file>